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93cm"/>
    </style:style>
    <style:style style:name="co4" style:family="table-column">
      <style:table-column-properties fo:break-before="auto" style:column-width="5.697cm"/>
    </style:style>
    <style:style style:name="co5" style:family="table-column">
      <style:table-column-properties fo:break-before="auto" style:column-width="3.836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0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3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sure 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Nombre d’opérateurs distincts</text:p>
          </table:table-cell>
          <table:table-cell office:value-type="string" calcext:value-type="string">
            <text:p>n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mbre d’opérandes distincts</text:p>
          </table:table-cell>
          <table:table-cell office:value-type="string" calcext:value-type="string">
            <text:p>n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opérateurs</text:p>
          </table:table-cell>
          <table:table-cell office:value-type="string" calcext:value-type="string">
            <text:p>N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opérandes</text:p>
          </table:table-cell>
          <table:table-cell office:value-type="string" calcext:value-type="string">
            <text:p>N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string" calcext:value-type="string">
            <text:p>n</text:p>
          </table:table-cell>
          <table:table-cell table:formula="of:=[.C2]+[.C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N</text:p>
          </table:table-cell>
          <table:table-cell table:formula="of:=[.C4]+[.C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office:value-type="float" office:value="385.4" calcext:value-type="float">
            <text:p>385,4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D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E</text:p>
          </table:table-cell>
          <table:table-cell office:value-type="float" office:value="14745.6" calcext:value-type="float">
            <text:p>14745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rateurs uniques 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(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}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float" office:value="1" calcext:value-type="float">
            <text:p>1</text:p>
          </table:table-cell>
          <table:table-cell table:formula="of:=[.B13]+[.B14]+[.B15]+[.B16]+[.B17]+[.B18]+[.B19]+[.B20]+[.B21]+[.B23]+[.B22]+[.B24]+[.B25]+[.B26]+[.B27]+[.B28]+[.B29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pérande un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table:formula="of:=[.B33]+[.B34]+[.B35]+[.B36]+[.B37]+[.B38]+[.B39]+[.B40]" office:value-type="float" office:value="36" calcext:value-type="float">
            <text:p>36</text:p>
          </table:table-cell>
        </table:table-row>
      </table:table>
      <table:table table:name="UFC" table:style-name="ta1">
        <table:table-column table:style-name="co2" table:default-cell-style-name="Default"/>
        <table:table-row table:style-name="ro1">
          <table:table-cell office:value-type="string" calcext:value-type="string">
            <text:p>Score UF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</table:table>
      <table:table table:name="ufc-quicksor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égorie</text:p>
          </table:table-cell>
          <table:table-cell table:style-name="ce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ufc</text:p>
          </table:table-cell>
          <table:table-cell table:formula="of:=3*1+4*1+1*10" office:value-type="float" office:value="17" calcext:value-type="float">
            <text:p>17</text:p>
          </table:table-cell>
          <table:table-cell table:number-columns-repeated="5"/>
        </table:table-row>
      </table:table>
      <table:table table:name="MI" table:style-name="ta1">
        <table:table-column table:style-name="co9" table:default-cell-style-name="Default"/>
        <table:table-row table:style-name="ro1">
          <table:table-cell office:value-type="string" calcext:value-type="string">
            <text:p>Index de maintenabilité</text:p>
          </table:table-cell>
        </table:table-row>
        <table:table-row table:style-name="ro1">
          <table:table-cell table:formula="of:= 171 - 5.2 * LN([$Halstead.C8]) - 0.23 * [$CC.A2] - 16.2 * LN([$LOC.A2]) + 50 * SIN( SQRT(2.46 * 0))" office:value-type="float" office:value="-17.0551729483901" calcext:value-type="float">
            <text:p>-17,0551729483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10:45.357433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24T16:21:20.798223380</dc:date>
    <meta:editing-duration>PT1H17M51S</meta:editing-duration>
    <meta:editing-cycles>19</meta:editing-cycles>
    <meta:document-statistic meta:table-count="6" meta:cell-count="128" meta:object-count="0"/>
  </office:meta>
</office:document-meta>
</file>